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4.00pt" fo:font-weight="normal" fo:font-family="Arial" style:font-family-asian="Arial" style:font-family-complex="Arial" fo:background-color="transparent" fo:color="#434343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0.50pt" fo:font-weight="normal" fo:font-family="Roboto" style:font-family-asian="Roboto" style:font-family-complex="Roboto" fo:background-color="#0f192a" fo:color="#d1edff"/>
    </style:style>
    <style:style style:name="T2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left" fo:margin-left="144.00pt" fo:text-indent="36.00p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 fo:margin-top="18.00pt" fo:margin-bottom="6.00pt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18.00pt" fo:margin-bottom="6.00pt"/>
    </style:style>
    <style:style style:name="P7" style:family="paragraph">
      <style:paragraph-properties fo:line-height="115.00%" fo:text-align="left"/>
    </style:style>
    <style:style style:name="P8" style:family="paragraph">
      <style:paragraph-properties fo:line-height="100.00%" fo:text-align="left" fo:margin-top="18.00pt" fo:margin-bottom="6.00pt"/>
    </style:style>
    <style:style style:name="P9" style:family="paragraph">
      <style:paragraph-properties fo:line-height="115.00%" fo:text-align="left"/>
    </style:style>
    <style:style style:name="P10" style:family="paragraph">
      <style:paragraph-properties fo:line-height="100.00%" fo:text-align="left" fo:margin-top="18.00pt" fo:margin-bottom="6.00pt"/>
    </style:style>
    <style:style style:name="P11" style:family="paragraph">
      <style:paragraph-properties fo:line-height="115.00%" fo:text-align="left"/>
    </style:style>
    <style:style style:name="P12" style:family="paragraph">
      <style:paragraph-properties fo:line-height="100.00%" fo:text-align="left" fo:margin-top="18.00pt" fo:margin-bottom="6.00pt"/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18.00pt" fo:margin-bottom="6.00p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 fo:margin-top="16.00pt" fo:margin-bottom="4.00pt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 fo:margin-top="18.00pt" fo:margin-bottom="6.00pt"/>
    </style:style>
    <style:style style:name="P19" style:family="paragraph">
      <style:paragraph-properties fo:line-height="115.00%" fo:text-align="left"/>
    </style:style>
    <style:style style:name="P20" style:family="paragraph">
      <style:paragraph-properties fo:line-height="100.00%" fo:text-align="left" fo:margin-top="18.00pt" fo:margin-bottom="6.00pt"/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00.00%" fo:text-align="left" fo:margin-bottom="15.00pt"/>
    </style:style>
    <style:style style:name="P23" style:family="paragraph">
      <style:paragraph-properties fo:line-height="100.00%" fo:text-align="left" fo:margin-top="18.00pt" fo:margin-bottom="6.00pt"/>
    </style:style>
    <style:style style:name="P24" style:family="paragraph">
      <style:paragraph-properties fo:line-height="115.00%" fo:text-align="lef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15.00%" fo:text-align="left"/>
    </style:style>
  </office:automatic-styles>
  <office:body>
    <office:text>
      <text:p text:style-name="P1"><text:span text:style-name="T1">Yash Mohadikar</text:span></text:p>
      <text:p text:style-name="P1"><text:span text:style-name="T1">Div 3</text:span></text:p>
      <text:p text:style-name="P1"><text:span text:style-name="T1">Roll no:-07</text:span></text:p>
      <text:p text:style-name="P2"><text:span text:style-name="T1">Experiment no 6:</text:span></text:p>
      <text:p text:style-name="P2"><text:span text:style-name="T1"/></text:p>
      <text:p text:style-name="P3"><text:span text:style-name="T1">Aim: Implementation of Singly Linked List </text:span></text:p>
      <text:p text:style-name="P3"><text:span text:style-name="T1"/></text:p>
      <text:p text:style-name="P3"><text:span text:style-name="T1">Objective : It is used to implement stacks and queue which are linked needs throughout computer science .To prevent the Collision between the data in the Hash map.we use a singly Linked list </text:span></text:p>
      <text:p text:style-name="P3"><text:span text:style-name="T1"/></text:p>
      <text:p text:style-name="P3"><text:span text:style-name="T1"/></text:p>
      <text:p text:style-name="P3"><text:span text:style-name="T1">Theory ;</text:span></text:p>
      <text:p text:style-name="P3"><text:span text:style-name="T1"/></text:p>
      <text:p text:style-name="P3"><text:span text:style-name="T1">A singly linked list is the simplest type of linked list in which every node contains some data and a pointer to the next node of the same data type. By saying that the node contains a pointer to the next node, we mean that the node stores the address of the next node in sequence. A singly linked list allows traversal of data only in one way.</text:span></text:p>
      <text:p text:style-name="P3"><text:span text:style-name="T1"/></text:p>
      <text:p text:style-name="P4"><text:span text:style-name="T2">Traversal in a Singly Linked List</text:span></text:p>
      <text:p text:style-name="P5"><text:span text:style-name="T3"/></text:p>
      <text:p text:style-name="P5"><text:span text:style-name="T3">Traversing a linked list means accessing the nodes of the list in order to perform some processing on them. In the code below, just the data of the node is printed.</text:span></text:p>
      <text:p text:style-name="P5"><text:span text:style-name="T3"/></text:p>
      <text:p text:style-name="P6"><text:span text:style-name="T4">Insertion of a node</text:span></text:p>
      <text:p text:style-name="P7"><text:span text:style-name="T5"/></text:p>
      <text:p text:style-name="P7"><text:span text:style-name="T5">In order to insert a node at the beginning, a new node is created which is assigned data and a pointer which references the first node. The start is then changed to the new node.</text:span></text:p>
      <text:p text:style-name="P7"><text:span text:style-name="T5"/></text:p>
      <text:p text:style-name="P8"><text:span text:style-name="T6">Deletion of a node</text:span></text:p>
      <text:p text:style-name="P9"><text:span text:style-name="T7"/></text:p>
      <text:p text:style-name="P9"><text:span text:style-name="T7">The start pointer is changed to the next pointer of the first node. The first node is then deleted using the free function.</text:span></text:p>
      <text:p text:style-name="P9"><text:span text:style-name="T7"/></text:p>
      <text:p text:style-name="P9"><text:span text:style-name="T7">Algorithm</text:span></text:p>
      <text:p text:style-name="P9"><text:span text:style-name="T7"/></text:p>
      <text:p text:style-name="P10"><text:span text:style-name="T8">Insertion of a node</text:span></text:p>
      <text:p text:style-name="P11"><text:span text:style-name="T9"/></text:p>
      <text:p text:style-name="P11"><text:span text:style-name="T9">Step 1: IF AVAIL = NULL Write OVERFLOW Go to Step 7 [END OF IF] </text:span></text:p>
      <text:p text:style-name="P11"><text:span text:style-name="T9">Step 2: SET NEW_NODE = AVAIL </text:span></text:p>
      <text:p text:style-name="P11"><text:span text:style-name="T9">Step 3: SET AVAIL = AVAIL NEXT </text:span></text:p>
      <text:p text:style-name="P11"><text:span text:style-name="T9">Step 4: SET DATA = VAL Step 5: SET NEW_NODE NEXT = START Step 6: SET START = NEW_NODE </text:span></text:p>
      <text:p text:style-name="P11"><text:span text:style-name="T9">Step 7: EXIT</text:span></text:p>
      <text:p text:style-name="P11"><text:span text:style-name="T9"/></text:p>
      <text:p text:style-name="P12"><text:span text:style-name="T10">Deletion of a node</text:span></text:p>
      <text:p text:style-name="P13"><text:span text:style-name="T11"/></text:p>
      <text:p text:style-name="P13"><text:span text:style-name="T11">Step 1: IF START = NULL Write UNDERFLOW Go to Step 5 [END OF IF] </text:span></text:p>
      <text:p text:style-name="P13"><text:span text:style-name="T11">Step 2: SET PTR = START </text:span></text:p>
      <text:p text:style-name="P13"><text:span text:style-name="T11">Step 3: SET START = START NEXT </text:span></text:p>
      <text:p text:style-name="P13"><text:span text:style-name="T11">Step 4: FREE PTR </text:span></text:p>
      <text:p text:style-name="P13"><text:span text:style-name="T11">Step 5: EXIT</text:span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4"><text:span text:style-name="T12">Traversal in a Singly Linked List</text:span></text:p>
      <text:p text:style-name="P15"><text:span text:style-name="T13"/></text:p>
      <text:p text:style-name="P15"><text:span text:style-name="T13">Step 1: [INITIALIZE] SET PTR = START </text:span></text:p>
      <text:p text:style-name="P15"><text:span text:style-name="T13">Step 2: Repeat Steps 3 and 4 while PTR != NULL </text:span></text:p>
      <text:p text:style-name="P15"><text:span text:style-name="T13">Step 3: Apply Process to PTR DATA </text:span></text:p>
      <text:p text:style-name="P15"><text:span text:style-name="T13">Step 4: SET PTR = PTR NEXT [END OF LOOP] </text:span></text:p>
      <text:p text:style-name="P15"><text:span text:style-name="T13">Step 5: EXIT</text:span></text:p>
      <text:p text:style-name="P15"><text:span text:style-name="T13"/></text:p>
      <text:p text:style-name="P15"><text:span text:style-name="T13"/></text:p>
      <text:p text:style-name="P15"><text:span text:style-name="T13">Code </text:span></text:p>
      <text:p text:style-name="P15"><text:span text:style-name="T13"/></text:p>
      <text:p text:style-name="P15"><text:span text:style-name="T13">#include &lt;stdio.h&gt;</text:span></text:p>
      <text:p text:style-name="P15"><text:span text:style-name="T13">#include &lt;conio.h&gt;</text:span></text:p>
      <text:p text:style-name="P15"><text:span text:style-name="T13">#include &lt;malloc.h&gt;</text:span></text:p>
      <text:p text:style-name="P15"><text:span text:style-name="T13">#include &lt;stdlib.h&gt;</text:span></text:p>
      <text:p text:style-name="P15"><text:span text:style-name="T13"/></text:p>
      <text:p text:style-name="P15"><text:span text:style-name="T13">struct node {</text:span></text:p>
      <text:p text:style-name="P15"><text:span text:style-name="T13"><text:s text:c="4"/>int data;</text:span></text:p>
      <text:p text:style-name="P15"><text:span text:style-name="T13"><text:s text:c="4"/>struct node *next;</text:span></text:p>
      <text:p text:style-name="P15"><text:span text:style-name="T13">};</text:span></text:p>
      <text:p text:style-name="P15"><text:span text:style-name="T13">struct node *start = NULL;</text:span></text:p>
      <text:p text:style-name="P15"><text:span text:style-name="T13">struct node *display(struct node *);</text:span></text:p>
      <text:p text:style-name="P15"><text:span text:style-name="T13">struct node *insert_beg(struct node *);</text:span></text:p>
      <text:p text:style-name="P15"><text:span text:style-name="T13">struct node *delete_beg(struct node *);</text:span></text:p>
      <text:p text:style-name="P15"><text:span text:style-name="T13"/></text:p>
      <text:p text:style-name="P15"><text:span text:style-name="T13">int main() {</text:span></text:p>
      <text:p text:style-name="P15"><text:span text:style-name="T13"><text:s text:c="4"/>int option;</text:span></text:p>
      <text:p text:style-name="P15"><text:span text:style-name="T13"><text:s text:c="4"/>do {</text:span></text:p>
      <text:p text:style-name="P15"><text:span text:style-name="T13"><text:s text:c="8"/>printf("\n\n *****MAIN MENU *****");</text:span></text:p>
      <text:p text:style-name="P15"><text:span text:style-name="T13"><text:s text:c="8"/>printf("\n 1: Add a node at the beginning");</text:span></text:p>
      <text:p text:style-name="P15"><text:span text:style-name="T13"><text:s text:c="8"/>printf("\n 2: Display the list");</text:span></text:p>
      <text:p text:style-name="P15"><text:span text:style-name="T13"><text:s text:c="8"/>printf("\n 3: Delete a node from the beginning");</text:span></text:p>
      <text:p text:style-name="P15"><text:span text:style-name="T13"><text:s text:c="8"/>printf("\n\n Enter your option : ");</text:span></text:p>
      <text:p text:style-name="P15"><text:span text:style-name="T13"><text:s text:c="8"/>scanf("%d", &amp;option);</text:span></text:p>
      <text:p text:style-name="P15"><text:span text:style-name="T13"><text:s text:c="8"/>switch(option) {</text:span></text:p>
      <text:p text:style-name="P15"><text:span text:style-name="T13"><text:s text:c="12"/>case 1: start = insert_beg(start); </text:span></text:p>
      <text:p text:style-name="P15"><text:span text:style-name="T13"><text:tab/><text:tab/>break;</text:span></text:p>
      <text:p text:style-name="P15"><text:span text:style-name="T13"><text:s text:c="12"/>case 2: start = display(start); </text:span></text:p>
      <text:p text:style-name="P15"><text:span text:style-name="T13"><text:tab/><text:tab/>break;</text:span></text:p>
      <text:p text:style-name="P15"><text:span text:style-name="T13"><text:s text:c="12"/>case 3: start = delete_beg(start); </text:span></text:p>
      <text:p text:style-name="P15"><text:span text:style-name="T13"><text:tab/><text:tab/>break;</text:span></text:p>
      <text:p text:style-name="P15"><text:span text:style-name="T13"><text:tab/><text:s text:c="4"/>default: printf("Enter valid choice");</text:span></text:p>
      <text:p text:style-name="P15"><text:span text:style-name="T13"><text:tab/><text:tab/>break;</text:span></text:p>
      <text:p text:style-name="P15"><text:span text:style-name="T13"><text:s text:c="8"/>}</text:span></text:p>
      <text:p text:style-name="P15"><text:span text:style-name="T13"><text:s text:c="4"/>} while(option != 13);</text:span></text:p>
      <text:p text:style-name="P15"><text:span text:style-name="T13"><text:s text:c="4"/>getch();</text:span></text:p>
      <text:p text:style-name="P15"><text:span text:style-name="T13"><text:s text:c="4"/>return 0;</text:span></text:p>
      <text:p text:style-name="P15"><text:span text:style-name="T13">}</text:span></text:p>
      <text:p text:style-name="P15"><text:span text:style-name="T13"/></text:p>
      <text:p text:style-name="P15"><text:span text:style-name="T13">struct node *insert_beg(struct node *start) {</text:span></text:p>
      <text:p text:style-name="P15"><text:span text:style-name="T13"><text:s text:c="4"/>struct node *new_node;</text:span></text:p>
      <text:p text:style-name="P15"><text:span text:style-name="T13"><text:s text:c="4"/>int num;</text:span></text:p>
      <text:p text:style-name="P15"><text:span text:style-name="T13"><text:s text:c="4"/>printf("\n Enter the data : ");</text:span></text:p>
      <text:p text:style-name="P15"><text:span text:style-name="T13"><text:s text:c="4"/>scanf("%d", &amp;num);</text:span></text:p>
      <text:p text:style-name="P15"><text:span text:style-name="T13"><text:s text:c="4"/>new_node = (struct node *)malloc(sizeof(struct node));</text:span></text:p>
      <text:p text:style-name="P15"><text:span text:style-name="T13"><text:s text:c="4"/>new_node-&gt;data = num;</text:span></text:p>
      <text:p text:style-name="P15"><text:span text:style-name="T13"><text:s text:c="4"/>new_node-&gt;next = start;</text:span></text:p>
      <text:p text:style-name="P15"><text:span text:style-name="T13"><text:s text:c="4"/>start = new_node;</text:span></text:p>
      <text:p text:style-name="P15"><text:span text:style-name="T13"><text:s text:c="4"/>return start;</text:span></text:p>
      <text:p text:style-name="P15"><text:span text:style-name="T13">}</text:span></text:p>
      <text:p text:style-name="P15"><text:span text:style-name="T13"/></text:p>
      <text:p text:style-name="P15"><text:span text:style-name="T13">struct node *display(struct node *start) {</text:span></text:p>
      <text:p text:style-name="P15"><text:span text:style-name="T13"><text:s text:c="4"/>struct node *ptr;</text:span></text:p>
      <text:p text:style-name="P15"><text:span text:style-name="T13"><text:s text:c="4"/>ptr = start;</text:span></text:p>
      <text:p text:style-name="P15"><text:span text:style-name="T13"><text:s text:c="4"/>while(ptr != NULL) {</text:span></text:p>
      <text:p text:style-name="P15"><text:span text:style-name="T13"><text:s text:c="8"/>printf("\t %d", ptr-&gt;data);</text:span></text:p>
      <text:p text:style-name="P15"><text:span text:style-name="T13"><text:s text:c="8"/>ptr = ptr-&gt;next;</text:span></text:p>
      <text:p text:style-name="P15"><text:span text:style-name="T13"><text:s text:c="4"/>}</text:span></text:p>
      <text:p text:style-name="P15"><text:span text:style-name="T13"><text:s text:c="4"/>return start;</text:span></text:p>
      <text:p text:style-name="P15"><text:span text:style-name="T13">}</text:span></text:p>
      <text:p text:style-name="P15"><text:span text:style-name="T13"/></text:p>
      <text:p text:style-name="P15"><text:span text:style-name="T13">struct node *delete_beg(struct node *start) {</text:span></text:p>
      <text:p text:style-name="P15"><text:span text:style-name="T13"><text:s text:c="4"/>struct node *ptr;</text:span></text:p>
      <text:p text:style-name="P15"><text:span text:style-name="T13"><text:s text:c="4"/>ptr = start;</text:span></text:p>
      <text:p text:style-name="P15"><text:span text:style-name="T13"><text:s text:c="4"/>start = start-&gt;next;</text:span></text:p>
      <text:p text:style-name="P15"><text:span text:style-name="T13"><text:s text:c="4"/>free(ptr);</text:span></text:p>
      <text:p text:style-name="P15"><text:span text:style-name="T13"><text:s text:c="4"/>return start;</text:span></text:p>
      <text:p text:style-name="P15"><text:span text:style-name="T13">}</text:span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6"><text:span text:style-name="T14">The syntax for creating a node</text:span></text:p>
      <text:p text:style-name="P17"><text:span text:style-name="T15">struct Node</text:span></text:p>
      <text:p text:style-name="P17"><text:span text:style-name="T15">{</text:span></text:p>
      <text:p text:style-name="P17"><text:span text:style-name="T15"><text:s text:c="2"/>int Data;</text:span></text:p>
      <text:p text:style-name="P17"><text:span text:style-name="T15"><text:s text:c="2"/>Struct Node *next;</text:span></text:p>
      <text:p text:style-name="P17"><text:span text:style-name="T15">};</text:span></text:p>
      <text:p text:style-name="P17"><text:span text:style-name="T15"/></text:p>
      <text:p text:style-name="P17"><text:span text:style-name="T15"/></text:p>
      <text:p text:style-name="P18"><text:span text:style-name="T16">Insertion of a node</text:span></text:p>
      <text:p text:style-name="P19"><text:span text:style-name="T17">void insertStart (struct Node **head, int data)</text:span></text:p>
      <text:p text:style-name="P19"><text:span text:style-name="T17">{</text:span></text:p>
      <text:p text:style-name="P19"><text:span text:style-name="T17"/></text:p>
      <text:p text:style-name="P19"><text:span text:style-name="T17"><text:s text:c="2"/>struct Node *newNode = (struct Node *) malloc (sizeof (struct Node));</text:span></text:p>
      <text:p text:style-name="P19"><text:span text:style-name="T17"/></text:p>
      <text:p text:style-name="P19"><text:span text:style-name="T17"><text:s text:c="2"/>newNode - &gt;</text:span></text:p>
      <text:p text:style-name="P19"><text:span text:style-name="T17"><text:s text:c="2"/>data = data;</text:span></text:p>
      <text:p text:style-name="P19"><text:span text:style-name="T17"><text:s text:c="2"/>newNode - &gt;</text:span></text:p>
      <text:p text:style-name="P19"><text:span text:style-name="T17"><text:s text:c="2"/>next = *head;</text:span></text:p>
      <text:p text:style-name="P19"><text:span text:style-name="T17"/></text:p>
      <text:p text:style-name="P19"><text:span text:style-name="T17"><text:s text:c="2"/>//changing the new head to this freshly entered node</text:span></text:p>
      <text:p text:style-name="P19"><text:span text:style-name="T17"><text:s text:c="2"/>*head = newNode;</text:span></text:p>
      <text:p text:style-name="P19"><text:span text:style-name="T17">}</text:span></text:p>
      <text:p text:style-name="P19"><text:span text:style-name="T17"/></text:p>
      <text:p text:style-name="P20"><text:span text:style-name="T18">Deletion of a node</text:span></text:p>
      <text:p text:style-name="P21"><text:span text:style-name="T19">void deleteStart(struct Node **head)</text:span></text:p>
      <text:p text:style-name="P21"><text:span text:style-name="T19">{</text:span></text:p>
      <text:p text:style-name="P21"><text:span text:style-name="T19"><text:s text:c="2"/>struct Node *temp = *head;</text:span></text:p>
      <text:p text:style-name="P21"><text:span text:style-name="T19"/></text:p>
      <text:p text:style-name="P21"><text:span text:style-name="T19"><text:s text:c="2"/>// if there are no nodes in Linked List can't delete</text:span></text:p>
      <text:p text:style-name="P21"><text:span text:style-name="T19"><text:s text:c="2"/>if (*head == NULL)</text:span></text:p>
      <text:p text:style-name="P21"><text:span text:style-name="T19"><text:s text:c="4"/>{</text:span></text:p>
      <text:p text:style-name="P21"><text:span text:style-name="T19"><text:s text:c="6"/>printf ("Linked List Empty, nothing to delete");</text:span></text:p>
      <text:p text:style-name="P21"><text:span text:style-name="T19"><text:s text:c="6"/>return;</text:span></text:p>
      <text:p text:style-name="P21"><text:span text:style-name="T19"><text:s text:c="4"/>}</text:span></text:p>
      <text:p text:style-name="P21"><text:span text:style-name="T19"/></text:p>
      <text:p text:style-name="P21"><text:span text:style-name="T19"><text:s text:c="2"/>// move head to next node</text:span></text:p>
      <text:p text:style-name="P21"><text:span text:style-name="T19"><text:s text:c="2"/>*head = (*head)-&gt;next;</text:span></text:p>
      <text:p text:style-name="P21"><text:span text:style-name="T19"/></text:p>
      <text:p text:style-name="P21"><text:span text:style-name="T19"><text:s text:c="2"/>free (temp);</text:span></text:p>
      <text:p text:style-name="P22"><text:span text:style-name="T20">}</text:span></text:p>
      <text:p text:style-name="P23"><text:span text:style-name="T21">Traversal in a Singly Linked List</text:span></text:p>
      <text:p text:style-name="P24"><text:span text:style-name="T22">void display(struct Node* node)</text:span></text:p>
      <text:p text:style-name="P24"><text:span text:style-name="T22">{</text:span></text:p>
      <text:p text:style-name="P24"><text:span text:style-name="T22"><text:s text:c="4"/>printf("Linked List: ");</text:span></text:p>
      <text:p text:style-name="P24"><text:span text:style-name="T22"><text:s text:c="4"/></text:span></text:p>
      <text:p text:style-name="P24"><text:span text:style-name="T22"><text:s text:c="4"/>// as linked list will end when Node is Null</text:span></text:p>
      <text:p text:style-name="P24"><text:span text:style-name="T22"><text:s text:c="4"/>while(node!=NULL){</text:span></text:p>
      <text:p text:style-name="P24"><text:span text:style-name="T22"><text:s text:c="8"/>printf("%d ",node-&gt;data);</text:span></text:p>
      <text:p text:style-name="P24"><text:span text:style-name="T22"><text:s text:c="8"/>node = node-&gt;next;</text:span></text:p>
      <text:p text:style-name="P24"><text:span text:style-name="T22"><text:s text:c="4"/>}</text:span></text:p>
      <text:p text:style-name="P24"><text:span text:style-name="T22"><text:s text:c="4"/></text:span></text:p>
      <text:p text:style-name="P24"><text:span text:style-name="T22"><text:s text:c="4"/>printf("\n");</text:span></text:p>
      <text:p text:style-name="P24"><text:span text:style-name="T22">}</text:span></text:p>
      <text:p text:style-name="P24"><text:span text:style-name="T22"/></text:p>
      <text:p text:style-name="P24"><text:span text:style-name="T22"/></text:p>
      <text:p text:style-name="P24"><text:span text:style-name="T22"/></text:p>
      <text:p text:style-name="P24"><text:span text:style-name="T22"/></text:p>
      <text:p text:style-name="P24"><text:span text:style-name="T22">Output </text:span></text:p>
      <text:p text:style-name="P24"><text:span text:style-name="T22"/></text:p>
      <text:p text:style-name="P24"><draw:frame text:anchor-type="as-char" svg:width="158.50mm" svg:height="89.07mm" style:rel-width="scale" style:rel-height="scale"><draw:object-ole xlink:href="OleObj1"/><draw:image xlink:href="ObjectReplacements/OleObj1"/></draw:frame><text:span text:style-name="T24"/></text:p>
      <text:p text:style-name="P24"><text:span text:style-name="T24"/></text:p>
      <text:p text:style-name="P24"><text:span text:style-name="T24">Conclusion :</text:span></text:p>
      <text:list text:style-name="L25">
        <text:list-item>
          <text:p text:style-name="P25"><text:span text:style-name="T24">The linked list data structure has been successfully implemented.</text:span><text:span text:style-name="T25"/></text:p>
        </text:list-item>
        <text:list-item>
          <text:p text:style-name="P25"><text:span text:style-name="T26">Linked list allows dynamic memory allocation and thus works well for saving data whose size is not known.</text:span><text:span text:style-name="T27"/></text:p>
        </text:list-item>
        <text:list-item>
          <text:p text:style-name="P25"><text:span text:style-name="T28">Linked list requires more memory than a simple array.<text:s/></text:span><text:span text:style-name="T2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